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5.444cm" fo:margin-left="0.191cm" table:align="left" style:writing-mode="lr-tb"/>
    </style:style>
    <style:style style:name="Tabelle1.A" style:family="table-column">
      <style:table-column-properties style:column-width="1.169cm"/>
    </style:style>
    <style:style style:name="Tabelle1.B" style:family="table-column">
      <style:table-column-properties style:column-width="5.022cm"/>
    </style:style>
    <style:style style:name="Tabelle1.C" style:family="table-column">
      <style:table-column-properties style:column-width="3cm"/>
    </style:style>
    <style:style style:name="Tabelle1.D" style:family="table-column">
      <style:table-column-properties style:column-width="6.752cm"/>
    </style:style>
    <style:style style:name="Tabelle1.E" style:family="table-column">
      <style:table-column-properties style:column-width="6.5cm"/>
    </style:style>
    <style:style style:name="Tabelle1.A1" style:family="table-cell">
      <style:table-cell-properties style:vertical-align="top" fo:padding-left="0.191cm" fo:padding-right="0.191cm" fo:padding-top="0cm" fo:padding-bottom="0cm" fo:border="0.5pt solid #000000"/>
    </style:style>
    <style:style style:name="Tabelle2" style:family="table">
      <style:table-properties style:width="25.444cm" fo:margin-left="0.191cm" table:align="left" style:writing-mode="lr-tb"/>
    </style:style>
    <style:style style:name="Tabelle2.A" style:family="table-column">
      <style:table-column-properties style:column-width="1.169cm"/>
    </style:style>
    <style:style style:name="Tabelle2.B" style:family="table-column">
      <style:table-column-properties style:column-width="5.022cm"/>
    </style:style>
    <style:style style:name="Tabelle2.C" style:family="table-column">
      <style:table-column-properties style:column-width="3cm"/>
    </style:style>
    <style:style style:name="Tabelle2.D" style:family="table-column">
      <style:table-column-properties style:column-width="6.752cm"/>
    </style:style>
    <style:style style:name="Tabelle2.E" style:family="table-column">
      <style:table-column-properties style:column-width="6.5cm"/>
    </style:style>
    <style:style style:name="Tabelle2.A1" style:family="table-cell">
      <style:table-cell-properties style:vertical-align="top" fo:padding-left="0.191cm" fo:padding-right="0.191cm" fo:padding-top="0cm" fo:padding-bottom="0cm" fo:border="0.5pt solid #000000"/>
    </style:style>
    <style:style style:name="Tabelle3" style:family="table">
      <style:table-properties style:width="25.444cm" fo:margin-left="0.191cm" table:align="left" style:writing-mode="lr-tb"/>
    </style:style>
    <style:style style:name="Tabelle3.A" style:family="table-column">
      <style:table-column-properties style:column-width="1.169cm"/>
    </style:style>
    <style:style style:name="Tabelle3.B" style:family="table-column">
      <style:table-column-properties style:column-width="5.022cm"/>
    </style:style>
    <style:style style:name="Tabelle3.C" style:family="table-column">
      <style:table-column-properties style:column-width="3cm"/>
    </style:style>
    <style:style style:name="Tabelle3.D" style:family="table-column">
      <style:table-column-properties style:column-width="6.752cm"/>
    </style:style>
    <style:style style:name="Tabelle3.E" style:family="table-column">
      <style:table-column-properties style:column-width="6.5cm"/>
    </style:style>
    <style:style style:name="Tabelle3.A1" style:family="table-cell">
      <style:table-cell-properties style:vertical-align="top" fo:padding-left="0.191cm" fo:padding-right="0.191cm" fo:padding-top="0cm" fo:padding-bottom="0cm" fo:border="0.5pt solid #000000"/>
    </style:style>
    <style:style style:name="Tabelle4" style:family="table">
      <style:table-properties style:width="25.444cm" fo:margin-left="0.191cm" table:align="left" style:writing-mode="lr-tb"/>
    </style:style>
    <style:style style:name="Tabelle4.A" style:family="table-column">
      <style:table-column-properties style:column-width="1.169cm"/>
    </style:style>
    <style:style style:name="Tabelle4.B" style:family="table-column">
      <style:table-column-properties style:column-width="5.022cm"/>
    </style:style>
    <style:style style:name="Tabelle4.C" style:family="table-column">
      <style:table-column-properties style:column-width="3cm"/>
    </style:style>
    <style:style style:name="Tabelle4.D" style:family="table-column">
      <style:table-column-properties style:column-width="6.752cm"/>
    </style:style>
    <style:style style:name="Tabelle4.E" style:family="table-column">
      <style:table-column-properties style:column-width="6.5cm"/>
    </style:style>
    <style:style style:name="Tabelle4.A1" style:family="table-cell">
      <style:table-cell-properties style:vertical-align="top" fo:padding-left="0.191cm" fo:padding-right="0.191cm" fo:padding-top="0cm" fo:padding-bottom="0cm" fo:border="0.5pt solid #000000"/>
    </style:style>
    <style:style style:name="Tabelle5" style:family="table">
      <style:table-properties style:width="25.444cm" fo:margin-left="0.191cm" table:align="left" style:writing-mode="lr-tb"/>
    </style:style>
    <style:style style:name="Tabelle5.A" style:family="table-column">
      <style:table-column-properties style:column-width="1.169cm"/>
    </style:style>
    <style:style style:name="Tabelle5.B" style:family="table-column">
      <style:table-column-properties style:column-width="5.022cm"/>
    </style:style>
    <style:style style:name="Tabelle5.C" style:family="table-column">
      <style:table-column-properties style:column-width="3cm"/>
    </style:style>
    <style:style style:name="Tabelle5.D" style:family="table-column">
      <style:table-column-properties style:column-width="6.752cm"/>
    </style:style>
    <style:style style:name="Tabelle5.E" style:family="table-column">
      <style:table-column-properties style:column-width="6.5cm"/>
    </style:style>
    <style:style style:name="Tabelle5.A1" style:family="table-cell">
      <style:table-cell-properties style:vertical-align="top" fo:padding-left="0.191cm" fo:padding-right="0.191cm" fo:padding-top="0cm" fo:padding-bottom="0cm" fo:border="0.5pt solid #000000"/>
    </style:style>
    <style:style style:name="Tabelle6" style:family="table">
      <style:table-properties style:width="25.444cm" fo:margin-left="0.191cm" table:align="left" style:writing-mode="lr-tb"/>
    </style:style>
    <style:style style:name="Tabelle6.A" style:family="table-column">
      <style:table-column-properties style:column-width="1.169cm"/>
    </style:style>
    <style:style style:name="Tabelle6.B" style:family="table-column">
      <style:table-column-properties style:column-width="5.022cm"/>
    </style:style>
    <style:style style:name="Tabelle6.C" style:family="table-column">
      <style:table-column-properties style:column-width="3cm"/>
    </style:style>
    <style:style style:name="Tabelle6.D" style:family="table-column">
      <style:table-column-properties style:column-width="6.752cm"/>
    </style:style>
    <style:style style:name="Tabelle6.E" style:family="table-column">
      <style:table-column-properties style:column-width="6.5cm"/>
    </style:style>
    <style:style style:name="Tabelle6.A1" style:family="table-cell">
      <style:table-cell-properties style:vertical-align="top" fo:padding-left="0.191cm" fo:padding-right="0.191cm" fo:padding-top="0cm" fo:padding-bottom="0cm" fo:border="0.5pt solid #000000"/>
    </style:style>
    <style:style style:name="Tabelle7" style:family="table">
      <style:table-properties style:width="25.444cm" fo:margin-left="0.191cm" table:align="left" style:writing-mode="lr-tb"/>
    </style:style>
    <style:style style:name="Tabelle7.A" style:family="table-column">
      <style:table-column-properties style:column-width="1.169cm"/>
    </style:style>
    <style:style style:name="Tabelle7.B" style:family="table-column">
      <style:table-column-properties style:column-width="5.022cm"/>
    </style:style>
    <style:style style:name="Tabelle7.C" style:family="table-column">
      <style:table-column-properties style:column-width="3cm"/>
    </style:style>
    <style:style style:name="Tabelle7.D" style:family="table-column">
      <style:table-column-properties style:column-width="6.752cm"/>
    </style:style>
    <style:style style:name="Tabelle7.E" style:family="table-column">
      <style:table-column-properties style:column-width="6.5cm"/>
    </style:style>
    <style:style style:name="Tabelle7.A1" style:family="table-cell">
      <style:table-cell-properties style:vertical-align="top" fo:padding-left="0.191cm" fo:padding-right="0.191cm" fo:padding-top="0cm" fo:padding-bottom="0cm" fo:border="0.5pt solid #000000"/>
    </style:style>
    <style:style style:name="Tabelle8" style:family="table">
      <style:table-properties style:width="25.444cm" fo:margin-left="0.191cm" table:align="left" style:writing-mode="lr-tb"/>
    </style:style>
    <style:style style:name="Tabelle8.A" style:family="table-column">
      <style:table-column-properties style:column-width="1.169cm"/>
    </style:style>
    <style:style style:name="Tabelle8.B" style:family="table-column">
      <style:table-column-properties style:column-width="5.022cm"/>
    </style:style>
    <style:style style:name="Tabelle8.C" style:family="table-column">
      <style:table-column-properties style:column-width="3cm"/>
    </style:style>
    <style:style style:name="Tabelle8.D" style:family="table-column">
      <style:table-column-properties style:column-width="6.752cm"/>
    </style:style>
    <style:style style:name="Tabelle8.E" style:family="table-column">
      <style:table-column-properties style:column-width="6.5cm"/>
    </style:style>
    <style:style style:name="Tabelle8.A1" style:family="table-cell">
      <style:table-cell-properties style:vertical-align="top" fo:padding-left="0.191cm" fo:padding-right="0.191cm" fo:padding-top="0cm" fo:padding-bottom="0cm" fo:border="0.5pt solid #000000"/>
    </style:style>
    <style:style style:name="Tabelle8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9" style:family="table">
      <style:table-properties style:width="25.444cm" fo:margin-left="0.191cm" table:align="left" style:writing-mode="lr-tb"/>
    </style:style>
    <style:style style:name="Tabelle9.A" style:family="table-column">
      <style:table-column-properties style:column-width="1.169cm"/>
    </style:style>
    <style:style style:name="Tabelle9.B" style:family="table-column">
      <style:table-column-properties style:column-width="5.022cm"/>
    </style:style>
    <style:style style:name="Tabelle9.C" style:family="table-column">
      <style:table-column-properties style:column-width="3cm"/>
    </style:style>
    <style:style style:name="Tabelle9.D" style:family="table-column">
      <style:table-column-properties style:column-width="6.752cm"/>
    </style:style>
    <style:style style:name="Tabelle9.E" style:family="table-column">
      <style:table-column-properties style:column-width="6.5cm"/>
    </style:style>
    <style:style style:name="Tabelle9.A1" style:family="table-cell">
      <style:table-cell-properties style:vertical-align="top" fo:padding-left="0.191cm" fo:padding-right="0.191cm" fo:padding-top="0cm" fo:padding-bottom="0cm" fo:border="0.5pt solid #000000"/>
    </style:style>
    <style:style style:name="Tabelle9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0" style:family="table">
      <style:table-properties style:width="25.444cm" fo:margin-left="0.191cm" table:align="left" style:writing-mode="lr-tb"/>
    </style:style>
    <style:style style:name="Tabelle10.A" style:family="table-column">
      <style:table-column-properties style:column-width="1.169cm"/>
    </style:style>
    <style:style style:name="Tabelle10.B" style:family="table-column">
      <style:table-column-properties style:column-width="5.022cm"/>
    </style:style>
    <style:style style:name="Tabelle10.C" style:family="table-column">
      <style:table-column-properties style:column-width="3cm"/>
    </style:style>
    <style:style style:name="Tabelle10.D" style:family="table-column">
      <style:table-column-properties style:column-width="6.752cm"/>
    </style:style>
    <style:style style:name="Tabelle10.E" style:family="table-column">
      <style:table-column-properties style:column-width="6.5cm"/>
    </style:style>
    <style:style style:name="Tabelle10.A1" style:family="table-cell">
      <style:table-cell-properties style:vertical-align="top" fo:padding-left="0.191cm" fo:padding-right="0.191cm" fo:padding-top="0cm" fo:padding-bottom="0cm" fo:border="0.5pt solid #000000"/>
    </style:style>
    <style:style style:name="Tabelle10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1" style:family="table">
      <style:table-properties style:width="25.444cm" fo:margin-left="0.191cm" table:align="left" style:writing-mode="lr-tb"/>
    </style:style>
    <style:style style:name="Tabelle11.A" style:family="table-column">
      <style:table-column-properties style:column-width="1.169cm"/>
    </style:style>
    <style:style style:name="Tabelle11.B" style:family="table-column">
      <style:table-column-properties style:column-width="5.022cm"/>
    </style:style>
    <style:style style:name="Tabelle11.C" style:family="table-column">
      <style:table-column-properties style:column-width="3cm"/>
    </style:style>
    <style:style style:name="Tabelle11.D" style:family="table-column">
      <style:table-column-properties style:column-width="6.752cm"/>
    </style:style>
    <style:style style:name="Tabelle11.E" style:family="table-column">
      <style:table-column-properties style:column-width="6.5cm"/>
    </style:style>
    <style:style style:name="Tabelle11.A1" style:family="table-cell">
      <style:table-cell-properties style:vertical-align="top" fo:padding-left="0.191cm" fo:padding-right="0.191cm" fo:padding-top="0cm" fo:padding-bottom="0cm" fo:border="0.5pt solid #000000"/>
    </style:style>
    <style:style style:name="Tabelle11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3" style:family="table">
      <style:table-properties style:width="25.444cm" fo:margin-left="0.191cm" table:align="left" style:writing-mode="lr-tb"/>
    </style:style>
    <style:style style:name="Tabelle13.A" style:family="table-column">
      <style:table-column-properties style:column-width="1.169cm"/>
    </style:style>
    <style:style style:name="Tabelle13.B" style:family="table-column">
      <style:table-column-properties style:column-width="5.022cm"/>
    </style:style>
    <style:style style:name="Tabelle13.C" style:family="table-column">
      <style:table-column-properties style:column-width="3cm"/>
    </style:style>
    <style:style style:name="Tabelle13.D" style:family="table-column">
      <style:table-column-properties style:column-width="6.752cm"/>
    </style:style>
    <style:style style:name="Tabelle13.E" style:family="table-column">
      <style:table-column-properties style:column-width="6.5cm"/>
    </style:style>
    <style:style style:name="Tabelle13.A1" style:family="table-cell">
      <style:table-cell-properties style:vertical-align="top" fo:padding-left="0.191cm" fo:padding-right="0.191cm" fo:padding-top="0cm" fo:padding-bottom="0cm" fo:border="0.5pt solid #000000"/>
    </style:style>
    <style:style style:name="Tabelle1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4" style:family="table">
      <style:table-properties style:width="25.224cm" fo:margin-left="0.191cm" table:align="left" style:writing-mode="lr-tb"/>
    </style:style>
    <style:style style:name="Tabelle14.A" style:family="table-column">
      <style:table-column-properties style:column-width="1.164cm"/>
    </style:style>
    <style:style style:name="Tabelle14.B" style:family="table-column">
      <style:table-column-properties style:column-width="4.974cm"/>
    </style:style>
    <style:style style:name="Tabelle14.C" style:family="table-column">
      <style:table-column-properties style:column-width="2.963cm"/>
    </style:style>
    <style:style style:name="Tabelle14.D" style:family="table-column">
      <style:table-column-properties style:column-width="6.703cm"/>
    </style:style>
    <style:style style:name="Tabelle14.E" style:family="table-column">
      <style:table-column-properties style:column-width="6.456cm"/>
    </style:style>
    <style:style style:name="Tabelle14.A1" style:family="table-cell">
      <style:table-cell-properties style:vertical-align="top" fo:padding-left="0.191cm" fo:padding-right="0.191cm" fo:padding-top="0cm" fo:padding-bottom="0cm" fo:border="0.5pt solid #000000"/>
    </style:style>
    <style:style style:name="Tabelle14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font-name="Arial" fo:font-size="10pt" fo:language="en" fo:country="GB" style:font-name-asian="Arial" style:font-size-asian="10pt" style:font-name-complex="Arial" style:font-size-complex="10pt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Arial" fo:font-size="10pt" fo:language="en" fo:country="GB" style:font-name-asian="Arial" style:font-size-asian="10pt" style:font-name-complex="Arial" style:font-size-complex="10pt"/>
    </style:style>
    <style:style style:name="P4" style:family="paragraph" style:parent-style-name="Standard">
      <style:paragraph-properties fo:line-height="115%" fo:break-before="auto" fo:break-after="auto" style:writing-mode="lr-tb">
        <style:tab-stops>
          <style:tab-stop style:position="3.831cm"/>
        </style:tab-stops>
      </style:paragraph-properties>
      <style:text-properties style:font-name="Arial" fo:font-size="10pt" fo:language="en" fo:country="GB" style:font-name-asian="Arial" style:font-size-asian="10pt" style:font-name-complex="Arial" style:font-size-complex="10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language="en" fo:country="GB"/>
    </style:style>
    <style:style style:name="P6" style:family="paragraph" style:parent-style-name="Standard">
      <style:paragraph-properties fo:line-height="115%" fo:break-before="auto" fo:break-after="auto" style:writing-mode="lr-tb">
        <style:tab-stops>
          <style:tab-stop style:position="3.831cm"/>
        </style:tab-stops>
      </style:paragraph-properties>
      <style:text-properties fo:language="en" fo:country="GB"/>
    </style:style>
    <style:style style:name="P7" style:family="paragraph" style:parent-style-name="Standard">
      <style:paragraph-properties fo:line-height="115%" fo:break-before="auto" fo:break-after="auto" style:writing-mode="lr-tb"/>
      <style:text-properties fo:language="en" fo:country="GB" officeooo:paragraph-rsid="00287d79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language="en" fo:country="GB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language="en" fo:country="GB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language="en" fo:country="GB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language="en" fo:country="GB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language="en" fo:country="GB"/>
    </style:style>
    <style:style style:name="P13" style:family="paragraph" style:parent-style-name="Standard">
      <style:paragraph-properties fo:margin-left="0cm" fo:margin-right="0cm" fo:margin-top="0cm" fo:margin-bottom="0.353cm" style:contextual-spacing="false" fo:line-height="100%" fo:text-align="start" style:justify-single-word="false" fo:text-indent="0cm" style:auto-text-indent="false" fo:break-before="auto" fo:break-after="auto" style:writing-mode="lr-tb"/>
      <style:text-properties fo:language="en" fo:country="GB"/>
    </style:style>
    <style:style style:name="P14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fo:language="en" fo:country="GB"/>
    </style:style>
    <style:style style:name="P15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fo:language="en" fo:country="GB" officeooo:paragraph-rsid="002a5a62"/>
    </style:style>
    <style:style style:name="P16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Arial" fo:font-size="10pt" fo:language="en" fo:country="GB" style:font-name-asian="Arial" style:font-size-asian="10pt" style:font-name-complex="Arial" style:font-size-complex="10pt"/>
    </style:style>
    <style:style style:name="P17" style:family="paragraph" style:parent-style-name="Standard">
      <style:paragraph-properties fo:line-height="115%" fo:break-before="page" style:writing-mode="lr-tb"/>
      <style:text-properties fo:color="#000000" style:font-name="Arial" fo:font-size="10pt" fo:language="en" fo:country="GB" style:font-name-asian="Arial" style:font-size-asian="10pt" style:font-name-complex="Arial" style:font-size-complex="10pt"/>
    </style:style>
    <style:style style:name="P18" style:family="paragraph" style:parent-style-name="Standard">
      <style:paragraph-properties fo:line-height="115%" fo:break-before="page" style:writing-mode="lr-tb"/>
      <style:text-properties style:font-name="Arial" fo:font-size="10pt" fo:language="en" fo:country="GB" style:font-name-asian="Arial" style:font-size-asian="10pt" style:font-name-complex="Arial" style:font-size-complex="10pt"/>
    </style:style>
    <style:style style:name="P19" style:family="paragraph" style:parent-style-name="Standard">
      <style:paragraph-properties fo:line-height="115%" fo:break-before="page" style:writing-mode="lr-tb">
        <style:tab-stops>
          <style:tab-stop style:position="3.831cm"/>
        </style:tab-stops>
      </style:paragraph-properties>
      <style:text-properties style:font-name="Arial" fo:font-size="10pt" fo:language="en" fo:country="GB" style:font-name-asian="Arial" style:font-size-asian="10pt" style:font-name-complex="Arial" style:font-size-complex="10pt"/>
    </style:style>
    <style:style style:name="P20" style:family="paragraph" style:parent-style-name="Standard">
      <style:paragraph-properties fo:line-height="115%" fo:break-before="page" style:writing-mode="lr-tb"/>
      <style:text-properties fo:language="en" fo:country="GB"/>
    </style:style>
    <style:style style:name="P21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reak-before="auto" fo:break-after="auto" style:writing-mode="lr-tb"/>
      <style:text-properties fo:language="en" fo:country="GB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language="en" fo:country="GB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language="en" fo:country="GB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language="en" fo:country="GB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Standard">
      <style:paragraph-properties fo:line-height="100%" fo:break-before="auto" fo:break-after="auto" style:writing-mode="lr-tb"/>
      <style:text-properties style:font-name="Arial" fo:font-size="10pt" fo:language="en" fo:country="GB" style:font-name-asian="Arial" style:font-size-asian="10pt" style:font-name-complex="Arial" style:font-size-complex="10pt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language="en" fo:country="GB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language="en" fo:country="GB" officeooo:paragraph-rsid="002cd278"/>
    </style:style>
    <style:style style:name="P28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Arial" fo:font-size="10pt" fo:language="en" fo:country="GB" style:font-name-asian="Arial" style:font-size-asian="10pt" style:font-name-complex="Arial" style:font-size-complex="10pt"/>
    </style:style>
    <style:style style:name="P29" style:family="paragraph" style:parent-style-name="Standard" style:list-style-name="LS1">
      <style:paragraph-properties fo:margin-top="0cm" fo:margin-bottom="0cm" style:contextual-spacing="false" fo:line-height="100%" fo:break-before="auto" fo:break-after="auto" style:writing-mode="lr-tb"/>
      <style:text-properties style:font-name="Arial" fo:font-size="10pt" fo:language="en" fo:country="GB" style:font-name-asian="Arial" style:font-size-asian="10pt" style:font-name-complex="Arial" style:font-size-complex="10pt"/>
    </style:style>
    <style:style style:name="P30" style:family="paragraph" style:parent-style-name="Standard">
      <style:paragraph-properties fo:line-height="115%" style:writing-mode="lr-tb"/>
      <style:text-properties fo:language="en" fo:country="GB"/>
    </style:style>
    <style:style style:name="P31" style:family="paragraph" style:parent-style-name="Standard">
      <style:paragraph-properties fo:line-height="115%" fo:break-before="page" style:writing-mode="lr-tb"/>
      <style:text-properties style:font-name="Arial" fo:font-size="10pt" fo:language="en" fo:country="GB" style:font-name-asian="Arial" style:font-size-asian="10pt" style:font-name-complex="Arial" style:font-size-complex="10pt"/>
    </style:style>
    <style:style style:name="T1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2" style:family="text">
      <style:text-properties fo:color="#000000" style:font-name="Arial" fo:font-size="10pt" fo:font-weight="bold" officeooo:rsid="00203f67" style:font-name-asian="Arial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style:font-name="Arial" fo:font-size="10pt" fo:font-weight="bold" officeooo:rsid="002a5a62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style:font-name="Arial" fo:font-size="10pt" fo:font-weight="bold" officeooo:rsid="002cd278" style:font-name-asian="Arial" style:font-size-asian="10pt" style:font-weight-asian="bold" style:font-name-complex="Arial" style:font-size-complex="10pt" style:font-weight-complex="bold"/>
    </style:style>
    <style:style style:name="T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" style:family="text">
      <style:text-properties fo:color="#000000" style:font-name="Arial" fo:font-size="10pt" officeooo:rsid="00203f67" style:font-name-asian="Arial" style:font-size-asian="10pt" style:font-name-complex="Arial" style:font-size-complex="10pt"/>
    </style:style>
    <style:style style:name="T7" style:family="text">
      <style:text-properties fo:color="#000000" style:font-name="Arial" fo:font-size="10pt" officeooo:rsid="0021eea4" style:font-name-asian="Arial" style:font-size-asian="10pt" style:font-name-complex="Arial" style:font-size-complex="10pt"/>
    </style:style>
    <style:style style:name="T8" style:family="text">
      <style:text-properties fo:color="#000000" style:font-name="Arial" fo:font-size="10pt" officeooo:rsid="002499d8" style:font-name-asian="Arial" style:font-size-asian="10pt" style:font-name-complex="Arial" style:font-size-complex="10pt"/>
    </style:style>
    <style:style style:name="T9" style:family="text">
      <style:text-properties fo:color="#000000" style:font-name="Arial" fo:font-size="10pt" officeooo:rsid="0024e11b" style:font-name-asian="Arial" style:font-size-asian="10pt" style:font-name-complex="Arial" style:font-size-complex="10pt"/>
    </style:style>
    <style:style style:name="T10" style:family="text">
      <style:text-properties fo:color="#000000" style:font-name="Arial" fo:font-size="10pt" officeooo:rsid="00263733" style:font-name-asian="Arial" style:font-size-asian="10pt" style:font-name-complex="Arial" style:font-size-complex="10pt"/>
    </style:style>
    <style:style style:name="T11" style:family="text">
      <style:text-properties fo:color="#000000" style:font-name="Arial" fo:font-size="10pt" officeooo:rsid="00278f94" style:font-name-asian="Arial" style:font-size-asian="10pt" style:font-name-complex="Arial" style:font-size-complex="10pt"/>
    </style:style>
    <style:style style:name="T12" style:family="text">
      <style:text-properties fo:color="#000000" style:font-name="Arial" fo:font-size="10pt" officeooo:rsid="00287d79" style:font-name-asian="Arial" style:font-size-asian="10pt" style:font-name-complex="Arial" style:font-size-complex="10pt"/>
    </style:style>
    <style:style style:name="T13" style:family="text">
      <style:text-properties fo:color="#000000" style:font-name="Arial" fo:font-size="10pt" officeooo:rsid="002a5a62" style:font-name-asian="Arial" style:font-size-asian="10pt" style:font-name-complex="Arial" style:font-size-complex="10pt"/>
    </style:style>
    <style:style style:name="T14" style:family="text">
      <style:text-properties fo:color="#000000" style:font-name="Arial" fo:font-size="10pt" officeooo:rsid="002b7978" style:font-name-asian="Arial" style:font-size-asian="10pt" style:font-name-complex="Arial" style:font-size-complex="10pt"/>
    </style:style>
    <style:style style:name="T15" style:family="text">
      <style:text-properties fo:color="#000000" style:font-name="Arial" fo:font-size="10pt" officeooo:rsid="002c6e56" style:font-name-asian="Arial" style:font-size-asian="10pt" style:font-name-complex="Arial" style:font-size-complex="10pt"/>
    </style:style>
    <style:style style:name="T16" style:family="text">
      <style:text-properties fo:color="#000000" style:font-name="Arial" fo:font-size="10pt" officeooo:rsid="002cd278" style:font-name-asian="Arial" style:font-size-asian="10pt" style:font-name-complex="Arial" style:font-size-complex="10pt"/>
    </style:style>
    <style:style style:name="T17" style:family="text">
      <style:text-properties fo:color="#000000" style:font-name="Arial" fo:font-size="10pt" officeooo:rsid="002e86f1" style:font-name-asian="Arial" style:font-size-asian="10pt" style:font-name-complex="Arial" style:font-size-complex="10pt"/>
    </style:style>
    <style:style style:name="T18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9" style:family="text">
      <style:text-properties style:font-name="Arial" fo:font-size="10pt" style:font-name-asian="Arial" style:font-size-asian="10pt" style:font-name-complex="Arial" style:font-size-complex="10pt"/>
    </style:style>
    <style:style style:name="T20" style:family="text">
      <style:text-properties style:font-name="Arial" fo:font-size="10pt" officeooo:rsid="002343d9" style:font-name-asian="Arial" style:font-size-asian="10pt" style:font-name-complex="Arial" style:font-size-complex="10pt"/>
    </style:style>
    <style:style style:name="T21" style:family="text">
      <style:text-properties style:font-name="Arial" fo:font-size="10pt" officeooo:rsid="00287d79" style:font-name-asian="Arial" style:font-size-asian="10pt" style:font-name-complex="Arial" style:font-size-complex="10pt"/>
    </style:style>
    <style:style style:name="T22" style:family="text">
      <style:text-properties style:font-name="Arial" fo:font-size="10pt" officeooo:rsid="002c6e56" style:font-name-asian="Arial" style:font-size-asian="10pt" style:font-name-complex="Arial" style:font-size-complex="10pt"/>
    </style:style>
    <style:style style:name="T23" style:family="text">
      <style:text-properties style:font-name="Arial" fo:font-size="10pt" fo:language="en" fo:country="GB" style:font-name-asian="Arial" style:font-size-asian="10pt" style:font-name-complex="Arial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C"/>
        <table:table-row>
          <table:table-cell table:style-name="Tabelle1.A1" office:value-type="string">
            <text:p text:style-name="P8">#</text:p>
          </table:table-cell>
          <table:table-cell table:style-name="Tabelle1.A1" office:value-type="string">
            <text:p text:style-name="P8">Story Name</text:p>
          </table:table-cell>
          <table:table-cell table:style-name="Tabelle1.A1" office:value-type="string">
            <text:p text:style-name="P8">As a/an (Given)</text:p>
          </table:table-cell>
          <table:table-cell table:style-name="Tabelle1.A1" office:value-type="string">
            <text:p text:style-name="P8">I want to... (When)</text:p>
          </table:table-cell>
          <table:table-cell table:style-name="Tabelle1.A1" office:value-type="string">
            <text:p text:style-name="P8">So that… (Then)</text:p>
          </table:table-cell>
          <table:table-cell table:style-name="Tabelle1.A1" office:value-type="string">
            <text:p text:style-name="P8">Priority</text:p>
          </table:table-cell>
        </table:table-row>
        <table:table-row>
          <table:table-cell table:style-name="Tabelle1.A1" office:value-type="string">
            <text:p text:style-name="P9">0001</text:p>
          </table:table-cell>
          <table:table-cell table:style-name="Tabelle1.A1" office:value-type="string">
            <text:p text:style-name="P9">Seller serves customer</text:p>
          </table:table-cell>
          <table:table-cell table:style-name="Tabelle1.A1" office:value-type="string">
            <text:p text:style-name="P9">Seller</text:p>
          </table:table-cell>
          <table:table-cell table:style-name="Tabelle1.A1" office:value-type="string">
            <text:p text:style-name="P9">Find the articles from a customers order</text:p>
          </table:table-cell>
          <table:table-cell table:style-name="Tabelle1.A1" office:value-type="string">
            <text:p text:style-name="P9">I can sell them to the customers</text:p>
          </table:table-cell>
          <table:table-cell table:style-name="Tabelle1.A1" office:value-type="string">
            <text:p text:style-name="P9">Critical / High / Medium/ Low</text:p>
          </table:table-cell>
        </table:table-row>
      </table:table>
      <text:p text:style-name="P5"><text:span text:style-name="T18">Scenario1: </text:span><text:span text:style-name="T1">ARTICLES AVAILABLE ON STOCK - <text:s/>PRESCRIPTION <text:line-break/></text:span><text:span text:style-name="T5">The seller is in the seller perspective<text:line-break/>The customer hands over the prescription<text:line-break/>Seller checks availability on article list<text:line-break/>And places the articles on the </text:span><text:span text:style-name="T19">invoice </text:span><text:span text:style-name="T5">(via Drag&amp;Drop)<text:line-break/>Seller takes prescription as "voucher"<text:line-break/>And informs the customer about the invoice amount<text:line-break/>Customer pays patient's contribution (if there is one)<text:line-break/>Seller prints the invoice and hands it over with the customer</text:span><text:span text:style-name="T7">'</text:span><text:span text:style-name="T5">s articles</text:span></text:p>
      <text:p text:style-name="P5"><text:span text:style-name="T18">Scenario 2: </text:span><text:span text:style-name="T1"><text:s/>ARTICLES AVAILABLE- NO PRESCRIPTION</text:span><text:span text:style-name="T5"><text:line-break/>The seller is on the 'Seller' tab<text:line-break/>The customer places an order<text:line-break/>The seller checks the item(s) availability on articles list<text:line-break/>And places them on the </text:span><text:span text:style-name="T19">invoice </text:span><text:span text:style-name="T5">(via Drag&amp;Drop)<text:line-break/>And informs the customer about the invoice amount<text:line-break/>Customer pays <text:line-break/>Seller prints the invoice and hands it over with articles he/she sold to the customer</text:span></text:p>
      <text:p text:style-name="P5"><text:span text:style-name="T1">Scenario 3: ARTICLES AVAILABLE - WITH &amp; WITHOUT PRESCRIPTION<text:line-break/></text:span><text:span text:style-name="T5">The seller is on the 'Seller' tab<text:line-break/>The customer hands over the prescription<text:line-break/>And orders some additional articles<text:line-break/>The seller checks the availability on the article list<text:line-break/>And places them on the </text:span><text:span text:style-name="T19">invoice </text:span><text:span text:style-name="T5">(via Drag&amp;Drop)<text:line-break/>And invoices the remaining articles<text:line-break/>And informs the customer about the invoice amount<text:line-break/>Customer makes his payment<text:line-break/>Seller prints the invoice and hands it over with the customer</text:span><text:span text:style-name="T7">'</text:span><text:span text:style-name="T5">s articles</text:span></text:p>
      <text:p text:style-name="P5"><text:soft-page-break/><text:span text:style-name="T1">Scenario 4: Title: ARTICLE NOT IN STOCK - OUT OF STOCK<text:line-break/></text:span><text:span text:style-name="T5">The seller is on the 'Seller' tab<text:line-break/>The customer places an order<text:line-break/>The seller checks the availability on the article list<text:line-break/>And finds out </text:span><text:span text:style-name="T7">that </text:span><text:span text:style-name="T5">an article is out of stock and/or was replaced<text:line-break/>And checks </text:span><text:span text:style-name="T7">whether</text:span><text:span text:style-name="T5"> this article can be ordered<text:line-break/>Consults customer about whether article should be ordered<text:line-break/>YES: Seller places an order for this article<text:line-break/>Articles StockOrderStatus goes to ORDERED<text:line-break/>NO: Seller returns prescription (if existing) to the customer <text:s/><text:line-break/>And reverts current selling process</text:span></text:p>
      <text:p text:style-name="P5"><text:span text:style-name="T1">Scenario 5: ARTICLE NOT IN STOCK - NOT AVAILABLE<text:line-break/></text:span><text:span text:style-name="T5">The seller is on the 'Seller' tab<text:line-break/>The customer places an order<text:line-break/>The seller checks the availability on the article list<text:line-break/>And finds out </text:span><text:span text:style-name="T7">that </text:span><text:span text:style-name="T5">an article is out of stock (black flag)<text:line-break/>[Checks if this article can be ordered]<text:line-break/>Realised the article is not available any more<text:line-break/>And informs customer about it<text:line-break/>NO ALTERNATIVE:Seller reverts current selling process<text:line-break/>ALTERNATIVE: Seller refers to the alternative<text:line-break/>Customer AGREES: Seller performs general selling process<text:line-break/>Customer DISAGREES: Seller reverts current selling process</text:span></text:p>
      <text:p text:style-name="P2"/>
      <text:p text:style-name="P17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C"/>
        <table:table-row>
          <table:table-cell table:style-name="Tabelle2.A1" office:value-type="string">
            <text:p text:style-name="P8">#</text:p>
          </table:table-cell>
          <table:table-cell table:style-name="Tabelle2.A1" office:value-type="string">
            <text:p text:style-name="P8">Story Name</text:p>
          </table:table-cell>
          <table:table-cell table:style-name="Tabelle2.A1" office:value-type="string">
            <text:p text:style-name="P8">As a/an (Given)</text:p>
          </table:table-cell>
          <table:table-cell table:style-name="Tabelle2.A1" office:value-type="string">
            <text:p text:style-name="P8">I want to... (When)</text:p>
          </table:table-cell>
          <table:table-cell table:style-name="Tabelle2.A1" office:value-type="string">
            <text:p text:style-name="P8">So that… (Then)</text:p>
          </table:table-cell>
          <table:table-cell table:style-name="Tabelle2.A1" office:value-type="string">
            <text:p text:style-name="P8">Priority</text:p>
          </table:table-cell>
        </table:table-row>
        <table:table-row>
          <table:table-cell table:style-name="Tabelle2.A1" office:value-type="string">
            <text:p text:style-name="P9">0002</text:p>
          </table:table-cell>
          <table:table-cell table:style-name="Tabelle2.A1" office:value-type="string">
            <text:p text:style-name="P9">Seller searches article based on specific criteria</text:p>
          </table:table-cell>
          <table:table-cell table:style-name="Tabelle2.A1" office:value-type="string">
            <text:p text:style-name="P9">Seller</text:p>
          </table:table-cell>
          <table:table-cell table:style-name="Tabelle2.A1" office:value-type="string">
            <text:p text:style-name="P9">Find an article on the basis of specific criteria</text:p>
          </table:table-cell>
          <table:table-cell table:style-name="Tabelle2.A1" office:value-type="string">
            <text:p text:style-name="P9">I can suggest an appropriate medication</text:p>
          </table:table-cell>
          <table:table-cell table:style-name="Tabelle2.A1" office:value-type="string">
            <text:p text:style-name="P9">Critical / High / Medium/ Low</text:p>
          </table:table-cell>
        </table:table-row>
      </table:table>
      <text:p text:style-name="P5"/>
      <text:p text:style-name="P5"><text:span text:style-name="T18">Scenario 1:</text:span><text:span text:style-name="T1"> ARTICLE SEARCH<text:line-break/></text:span><text:span text:style-name="T5">The seller is in the seller perspective<text:line-break/>A customer would like an advice for an article that helps with XY (i.e. headaches)<text:line-break/>The seller types in the criteria (headaches) in the search bar (can use ATC Code </text:span><text:span text:style-name="T19">as well)</text:span><text:span text:style-name="T5"><text:line-break/>And receives a list of a suggested articles matching the search input<text:line-break/>Including warnings when not to subscribe this medication</text:span></text:p>
      <text:p text:style-name="P1"><text:span text:style-name="T23">ATC code: Das Anatomisch-therapeutisch-chemische Klassifikationssystem (Anatomical Therapeutic Chemical / Defined Daily Dose Classification). For more information see: </text:span><text:a xlink:type="simple" xlink:href="http://de.wikipedia.org/wiki/Anatomisch-Therapeutisch-Chemisches_Klassifikationssystem">http</text:a><text:a xlink:type="simple" xlink:href="http://de.wikipedia.org/wiki/Anatomisch-Therapeutisch-Chemisches_Klassifikationssystem">://</text:a><text:a xlink:type="simple" xlink:href="http://de.wikipedia.org/wiki/Anatomisch-Therapeutisch-Chemisches_Klassifikationssystem">de</text:a><text:a xlink:type="simple" xlink:href="http://de.wikipedia.org/wiki/Anatomisch-Therapeutisch-Chemisches_Klassifikationssystem">.</text:a><text:a xlink:type="simple" xlink:href="http://de.wikipedia.org/wiki/Anatomisch-Therapeutisch-Chemisches_Klassifikationssystem">wikipedia</text:a><text:a xlink:type="simple" xlink:href="http://de.wikipedia.org/wiki/Anatomisch-Therapeutisch-Chemisches_Klassifikationssystem">.</text:a><text:a xlink:type="simple" xlink:href="http://de.wikipedia.org/wiki/Anatomisch-Therapeutisch-Chemisches_Klassifikationssystem">org</text:a><text:a xlink:type="simple" xlink:href="http://de.wikipedia.org/wiki/Anatomisch-Therapeutisch-Chemisches_Klassifikationssystem">/</text:a><text:a xlink:type="simple" xlink:href="http://de.wikipedia.org/wiki/Anatomisch-Therapeutisch-Chemisches_Klassifikationssystem">wiki</text:a><text:a xlink:type="simple" xlink:href="http://de.wikipedia.org/wiki/Anatomisch-Therapeutisch-Chemisches_Klassifikationssystem">/</text:a><text:a xlink:type="simple" xlink:href="http://de.wikipedia.org/wiki/Anatomisch-Therapeutisch-Chemisches_Klassifikationssystem">Anatomisch</text:a><text:a xlink:type="simple" xlink:href="http://de.wikipedia.org/wiki/Anatomisch-Therapeutisch-Chemisches_Klassifikationssystem">-</text:a><text:a xlink:type="simple" xlink:href="http://de.wikipedia.org/wiki/Anatomisch-Therapeutisch-Chemisches_Klassifikationssystem">Therapeutisch</text:a><text:a xlink:type="simple" xlink:href="http://de.wikipedia.org/wiki/Anatomisch-Therapeutisch-Chemisches_Klassifikationssystem">-</text:a><text:a xlink:type="simple" xlink:href="http://de.wikipedia.org/wiki/Anatomisch-Therapeutisch-Chemisches_Klassifikationssystem">Chemisches</text:a><text:a xlink:type="simple" xlink:href="http://de.wikipedia.org/wiki/Anatomisch-Therapeutisch-Chemisches_Klassifikationssystem">_</text:a><text:a xlink:type="simple" xlink:href="http://de.wikipedia.org/wiki/Anatomisch-Therapeutisch-Chemisches_Klassifikationssystem">Klassifikationssystem</text:a></text:p>
      <text:p text:style-name="P18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C"/>
        <table:table-row>
          <table:table-cell table:style-name="Tabelle3.A1" office:value-type="string">
            <text:p text:style-name="P8">#</text:p>
          </table:table-cell>
          <table:table-cell table:style-name="Tabelle3.A1" office:value-type="string">
            <text:p text:style-name="P8">Story Name</text:p>
          </table:table-cell>
          <table:table-cell table:style-name="Tabelle3.A1" office:value-type="string">
            <text:p text:style-name="P8">As a/an (Given)</text:p>
          </table:table-cell>
          <table:table-cell table:style-name="Tabelle3.A1" office:value-type="string">
            <text:p text:style-name="P8">I want to... (When)</text:p>
          </table:table-cell>
          <table:table-cell table:style-name="Tabelle3.A1" office:value-type="string">
            <text:p text:style-name="P8">So that… (Then)</text:p>
          </table:table-cell>
          <table:table-cell table:style-name="Tabelle3.A1" office:value-type="string">
            <text:p text:style-name="P8">Priority</text:p>
          </table:table-cell>
        </table:table-row>
        <table:table-row>
          <table:table-cell table:style-name="Tabelle3.A1" office:value-type="string">
            <text:p text:style-name="P9">0003</text:p>
          </table:table-cell>
          <table:table-cell table:style-name="Tabelle3.A1" office:value-type="string">
            <text:p text:style-name="P9">Inform customer - article is on stock again</text:p>
            <text:p text:style-name="P9"/>
          </table:table-cell>
          <table:table-cell table:style-name="Tabelle3.A1" office:value-type="string">
            <text:p text:style-name="P9">Seller</text:p>
          </table:table-cell>
          <table:table-cell table:style-name="Tabelle3.A1" office:value-type="string">
            <text:p text:style-name="P9">Inform the customer, his/her desired article is available again</text:p>
            <text:p text:style-name="P9"/>
          </table:table-cell>
          <table:table-cell table:style-name="Tabelle3.A1" office:value-type="string">
            <text:p text:style-name="P9">She/He can pick it up</text:p>
            <text:p text:style-name="P9"/>
          </table:table-cell>
          <table:table-cell table:style-name="Tabelle3.A1" office:value-type="string">
            <text:p text:style-name="P9">Critical / High / Medium/ Low</text:p>
          </table:table-cell>
        </table:table-row>
      </table:table>
      <text:p text:style-name="P5"/>
      <text:p text:style-name="P12"><text:span text:style-name="T18">Scenario 1:</text:span><text:span text:style-name="T1"> INFORM CUSTOMER ABOUT ARTICLES AVAILABILITY<text:line-break/></text:span><text:span text:style-name="T19">In the seller</text:span><text:span text:style-name="T20">'</text:span><text:span text:style-name="T19">s tab, the seller recognises an article is on stock again<text:line-break/>The seller can see </text:span><text:span text:style-name="T20">to </text:span><text:span text:style-name="T19">who the </text:span><text:span text:style-name="T20">corresponding </text:span><text:span text:style-name="T19">order was connected to</text:span></text:p>
      <text:p text:style-name="P13"><text:span text:style-name="T19">If </text:span><text:span text:style-name="T20">the</text:span><text:span text:style-name="T19"> customer wanted to be informed as soon as this article is available,<text:line-break/>The seller calls the customer<text:line-break/></text:span><text:span text:style-name="T5">Or sends an Email</text:span></text:p>
      <text:p text:style-name="P3"/>
      <text:p text:style-name="P3"/>
      <text:p text:style-name="P3"/>
      <text:p text:style-name="P3"/>
      <text:p text:style-name="P18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C"/>
        <table:table-row>
          <table:table-cell table:style-name="Tabelle4.A1" office:value-type="string">
            <text:p text:style-name="P8">#</text:p>
          </table:table-cell>
          <table:table-cell table:style-name="Tabelle4.A1" office:value-type="string">
            <text:p text:style-name="P8">Story Name</text:p>
          </table:table-cell>
          <table:table-cell table:style-name="Tabelle4.A1" office:value-type="string">
            <text:p text:style-name="P8">As a/an (Given)</text:p>
          </table:table-cell>
          <table:table-cell table:style-name="Tabelle4.A1" office:value-type="string">
            <text:p text:style-name="P8">I want to... (When)</text:p>
          </table:table-cell>
          <table:table-cell table:style-name="Tabelle4.A1" office:value-type="string">
            <text:p text:style-name="P8">So that… (Then)</text:p>
          </table:table-cell>
          <table:table-cell table:style-name="Tabelle4.A1" office:value-type="string">
            <text:p text:style-name="P8">Priority</text:p>
          </table:table-cell>
        </table:table-row>
        <table:table-row>
          <table:table-cell table:style-name="Tabelle4.A1" office:value-type="string">
            <text:p text:style-name="P10">0004</text:p>
          </table:table-cell>
          <table:table-cell table:style-name="Tabelle4.A1" office:value-type="string">
            <text:p text:style-name="P10">Stockist back-orders</text:p>
          </table:table-cell>
          <table:table-cell table:style-name="Tabelle4.A1" office:value-type="string">
            <text:p text:style-name="P9"><text:bookmark text:name="h.gjdgxs"/>Stockist</text:p>
          </table:table-cell>
          <table:table-cell table:style-name="Tabelle4.A1" office:value-type="string">
            <text:p text:style-name="P9">Perform back-orders with pharmaceutical enterprises</text:p>
          </table:table-cell>
          <table:table-cell table:style-name="Tabelle4.A1" office:value-type="string">
            <text:p text:style-name="P9"><text:bookmark text:name="h.30j0zll"/>This article will be on stock again soon</text:p>
          </table:table-cell>
          <table:table-cell table:style-name="Tabelle4.A1" office:value-type="string">
            <text:p text:style-name="P9">Critical / High / Medium/ Low</text:p>
          </table:table-cell>
        </table:table-row>
      </table:table>
      <text:p text:style-name="P5"/>
      <text:p text:style-name="P5"><text:span text:style-name="T18">Scenario 1:</text:span><text:span text:style-name="T1"> ORDER AN OUT OF STOCK ARTICLE<text:line-break/></text:span><text:span text:style-name="T5">In the 'Stockist' tab,<text:line-break/>The stockist sorts the article list by StockOrderStatus<text:line-break/>Or filters the list for the ORDERED status<text:line-break/>Then the stockist selects an article <text:line-break/>Presses the order button </text:span><text:span text:style-name="T8">at</text:span><text:span text:style-name="T5"> the end of the line<text:line-break/>And inserts the quantities that should be ordered<text:line-break/>Then send the order to the pharmaceutical enterprise<text:line-break/>And the StockOrderStatus goes to AWAITING_DELIVERY</text:span></text:p>
      <text:p text:style-name="P18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C"/>
        <table:table-row>
          <table:table-cell table:style-name="Tabelle5.A1" office:value-type="string">
            <text:p text:style-name="P8">#</text:p>
          </table:table-cell>
          <table:table-cell table:style-name="Tabelle5.A1" office:value-type="string">
            <text:p text:style-name="P8">Story Name</text:p>
          </table:table-cell>
          <table:table-cell table:style-name="Tabelle5.A1" office:value-type="string">
            <text:p text:style-name="P8">As a/an (Given)</text:p>
          </table:table-cell>
          <table:table-cell table:style-name="Tabelle5.A1" office:value-type="string">
            <text:p text:style-name="P8">I want to... (When)</text:p>
          </table:table-cell>
          <table:table-cell table:style-name="Tabelle5.A1" office:value-type="string">
            <text:p text:style-name="P8">So that… (Then)</text:p>
          </table:table-cell>
          <table:table-cell table:style-name="Tabelle5.A1" office:value-type="string">
            <text:p text:style-name="P8">Priority</text:p>
          </table:table-cell>
        </table:table-row>
        <table:table-row>
          <table:table-cell table:style-name="Tabelle5.A1" office:value-type="string">
            <text:p text:style-name="P10">0005</text:p>
          </table:table-cell>
          <table:table-cell table:style-name="Tabelle5.A1" office:value-type="string">
            <text:p text:style-name="P10">Stockist adds article</text:p>
          </table:table-cell>
          <table:table-cell table:style-name="Tabelle5.A1" office:value-type="string">
            <text:p text:style-name="P9"><text:bookmark text:name="h.1fob9te"/>Stockist</text:p>
          </table:table-cell>
          <table:table-cell table:style-name="Tabelle5.A1" office:value-type="string">
            <text:p text:style-name="P9">Add an article to the stock</text:p>
            <text:p text:style-name="P11"/>
          </table:table-cell>
          <table:table-cell table:style-name="Tabelle5.A1" office:value-type="string">
            <text:p text:style-name="P9"><text:bookmark text:name="h.3znysh7"/>I can include a new article in the stock and put it to our article list</text:p>
          </table:table-cell>
          <table:table-cell table:style-name="Tabelle5.A1" office:value-type="string">
            <text:p text:style-name="P9">Critical / High / Medium/ Low</text:p>
          </table:table-cell>
        </table:table-row>
      </table:table>
      <text:p text:style-name="P5"><text:span text:style-name="T19">S</text:span><text:span text:style-name="T18">cenario 1:</text:span><text:span text:style-name="T1"> A NEW ARTICLE IS ADDED TO T</text:span><text:span text:style-name="T18">HE STOCK</text:span><text:span text:style-name="T1"><text:line-break/></text:span><text:span text:style-name="T5">In the tab 'Stockist',<text:line-break/>The stockist presses the add button in the 'Article List' part<text:line-break/>Then a dialog</text:span><text:span text:style-name="T9">ue</text:span><text:span text:style-name="T5"> to fill out the fields: name, description, adminssionNumber, numberOnStock and lowerBound appears<text:line-break/>By clicking on 'save' the stockist confirms the inserted data<text:line-break/>A popup dialog</text:span><text:span text:style-name="T9">ue</text:span><text:span text:style-name="T5"> should assure that the article was successfully included in</text:span><text:span text:style-name="T9">to</text:span><text:span text:style-name="T5"> the system</text:span></text:p>
      <text:p text:style-name="P5"><text:span text:style-name="T18">Scenario 2:</text:span><text:span text:style-name="T1"> T</text:span><text:span text:style-name="T18">RY TO </text:span><text:span text:style-name="T1">ADD ALREADY EXISTING ARTICLE (</text:span><text:span text:style-name="T18">Shouldn’t be done - just in case stockist makes a mistake)</text:span><text:span text:style-name="T1"><text:line-break/></text:span><text:span text:style-name="T5">In the tab 'Stockist',<text:line-break/>When an already existing article is tried to be added<text:line-break/>An error message appears and informs about the existence of such an article<text:line-break/>Then the process can be exited<text:line-break/>Or the fields of the article can be adapted <text:line-break/>And added as described in 'A new article is added to the system'</text:span></text:p>
      <text:p text:style-name="P18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C"/>
        <table:table-row>
          <table:table-cell table:style-name="Tabelle6.A1" office:value-type="string">
            <text:p text:style-name="P8">#</text:p>
          </table:table-cell>
          <table:table-cell table:style-name="Tabelle6.A1" office:value-type="string">
            <text:p text:style-name="P8">Story Name</text:p>
          </table:table-cell>
          <table:table-cell table:style-name="Tabelle6.A1" office:value-type="string">
            <text:p text:style-name="P8">As a/an (Given)</text:p>
          </table:table-cell>
          <table:table-cell table:style-name="Tabelle6.A1" office:value-type="string">
            <text:p text:style-name="P8">I want to... (When)</text:p>
          </table:table-cell>
          <table:table-cell table:style-name="Tabelle6.A1" office:value-type="string">
            <text:p text:style-name="P8">So that… (Then)</text:p>
          </table:table-cell>
          <table:table-cell table:style-name="Tabelle6.A1" office:value-type="string">
            <text:p text:style-name="P8">Priority</text:p>
          </table:table-cell>
        </table:table-row>
        <table:table-row>
          <table:table-cell table:style-name="Tabelle6.A1" office:value-type="string">
            <text:p text:style-name="P10">0006</text:p>
          </table:table-cell>
          <table:table-cell table:style-name="Tabelle6.A1" office:value-type="string">
            <text:p text:style-name="P10">Stockist removes article</text:p>
          </table:table-cell>
          <table:table-cell table:style-name="Tabelle6.A1" office:value-type="string">
            <text:p text:style-name="P9"><text:bookmark text:name="h.2et92p0"/>Stockist</text:p>
          </table:table-cell>
          <table:table-cell table:style-name="Tabelle6.A1" office:value-type="string">
            <text:p text:style-name="P9">Remove an article from the stock</text:p>
          </table:table-cell>
          <table:table-cell table:style-name="Tabelle6.A1" office:value-type="string">
            <text:p text:style-name="P9"><text:bookmark text:name="h.tyjcwt"/>I can delete a replaced or not any more available article</text:p>
          </table:table-cell>
          <table:table-cell table:style-name="Tabelle6.A1" office:value-type="string">
            <text:p text:style-name="P9">Critical / High / Medium/ Low</text:p>
          </table:table-cell>
        </table:table-row>
      </table:table>
      <text:p text:style-name="P5"/>
      <text:p text:style-name="P5"><text:span text:style-name="T18">Scenario 1:</text:span><text:span text:style-name="T1"> REPLACED/UNAVAILABLE ARTICLE GETS DELETED<text:line-break/></text:span><text:span text:style-name="T5">In the 'Stockist' tab,<text:line-break/>The 'Article List' part shows all articles from the system<text:line-break/>The stockist marks the article that should be deleted<text:line-break/>And presses the 'delete' button<text:line-break/>Then a popup dialog</text:span><text:span text:style-name="T15">ue</text:span><text:span text:style-name="T5"> assures that the delet</text:span><text:span text:style-name="T15">e</text:span><text:span text:style-name="T5"> request wasn't a mistake<text:line-break/>When deleting is CONFIRMED, the article gets deleted from the system, <text:line-break/>A successfully deleted popup completes the process<text:line-break/>When it</text:span><text:span text:style-name="T10">'</text:span><text:span text:style-name="T5">s NOT CONFIRMED, it stays in stock</text:span></text:p>
      <text:p text:style-name="P5"><text:span text:style-name="T18">Scenario 2: </text:span><text:span text:style-name="T1">THE DELETING PROCESS FAILS<text:line-break/></text:span><text:span text:style-name="T5">The stockist repeats the steps from 'Replaced/unavailable article gets deleted</text:span><text:span text:style-name="T10">'</text:span><text:span text:style-name="T5"><text:line-break/>When it keeps failing, contact admin<text:line-break/></text:span></text:p>
      <text:p text:style-name="P5"><text:span text:style-name="T18">Scenario 3:</text:span><text:span text:style-name="T1"> THE ARTICLE CAN'T BE FOUND (SYSTEM)?<text:line-break/></text:span><text:span text:style-name="T5">It's already deleted</text:span></text:p>
      <text:p text:style-name="P18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C"/>
        <table:table-row>
          <table:table-cell table:style-name="Tabelle7.A1" office:value-type="string">
            <text:p text:style-name="P8">#</text:p>
          </table:table-cell>
          <table:table-cell table:style-name="Tabelle7.A1" office:value-type="string">
            <text:p text:style-name="P8">Story Name</text:p>
          </table:table-cell>
          <table:table-cell table:style-name="Tabelle7.A1" office:value-type="string">
            <text:p text:style-name="P8">As a/an (Given)</text:p>
          </table:table-cell>
          <table:table-cell table:style-name="Tabelle7.A1" office:value-type="string">
            <text:p text:style-name="P8">I want to... (When)</text:p>
          </table:table-cell>
          <table:table-cell table:style-name="Tabelle7.A1" office:value-type="string">
            <text:p text:style-name="P8">So that… (Then)</text:p>
          </table:table-cell>
          <table:table-cell table:style-name="Tabelle7.A1" office:value-type="string">
            <text:p text:style-name="P8">Priority</text:p>
          </table:table-cell>
        </table:table-row>
        <table:table-row>
          <table:table-cell table:style-name="Tabelle7.A1" office:value-type="string">
            <text:p text:style-name="P10">0007</text:p>
          </table:table-cell>
          <table:table-cell table:style-name="Tabelle7.A1" office:value-type="string">
            <text:p text:style-name="P10">Stockist refills article</text:p>
          </table:table-cell>
          <table:table-cell table:style-name="Tabelle7.A1" office:value-type="string">
            <text:p text:style-name="P9"><text:bookmark text:name="h.3dy6vkm"/>Stockist</text:p>
          </table:table-cell>
          <table:table-cell table:style-name="Tabelle7.A1" office:value-type="string">
            <text:p text:style-name="P9">Refill articles in the stock</text:p>
          </table:table-cell>
          <table:table-cell table:style-name="Tabelle7.A1" office:value-type="string">
            <text:p text:style-name="P9"><text:bookmark text:name="h.1t3h5sf"/>The available amount of an article can be updated when an ordered article arrives</text:p>
          </table:table-cell>
          <table:table-cell table:style-name="Tabelle7.A1" office:value-type="string">
            <text:p text:style-name="P9">Critical / High / Medium/ Low</text:p>
          </table:table-cell>
        </table:table-row>
      </table:table>
      <text:p text:style-name="P5"/>
      <text:p text:style-name="P5"><text:span text:style-name="T18">Scenario 1:</text:span><text:span text:style-name="T1"> AN ARTICLE GETS REFILLED<text:line-break/></text:span><text:span text:style-name="T5">In the 'Stockist' tab,<text:line-break/>The stockist selects the article to refill from the 'ArticleList'<text:line-break/>Then updates the amount that's on stock now<text:line-break/>And confirms the entry</text:span></text:p>
      <text:p text:style-name="P18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column table:style-name="Tabelle8.C"/>
        <table:table-row>
          <table:table-cell table:style-name="Tabelle8.A1" office:value-type="string">
            <text:p text:style-name="P8">#</text:p>
          </table:table-cell>
          <table:table-cell table:style-name="Tabelle8.A1" office:value-type="string">
            <text:p text:style-name="P8">Story Name</text:p>
          </table:table-cell>
          <table:table-cell table:style-name="Tabelle8.A1" office:value-type="string">
            <text:p text:style-name="P8">As a/an (Given)</text:p>
          </table:table-cell>
          <table:table-cell table:style-name="Tabelle8.A1" office:value-type="string">
            <text:p text:style-name="P8">I want to... (When)</text:p>
          </table:table-cell>
          <table:table-cell table:style-name="Tabelle8.A1" office:value-type="string">
            <text:p text:style-name="P8">So that… (Then)</text:p>
          </table:table-cell>
          <table:table-cell table:style-name="Tabelle8.A1" office:value-type="string">
            <text:p text:style-name="P8">Priority</text:p>
          </table:table-cell>
        </table:table-row>
        <table:table-row>
          <table:table-cell table:style-name="Tabelle8.A2" office:value-type="string">
            <text:p text:style-name="P10">0008</text:p>
          </table:table-cell>
          <table:table-cell table:style-name="Tabelle8.A2" office:value-type="string">
            <text:p text:style-name="P10">Clerk checks balance</text:p>
          </table:table-cell>
          <table:table-cell table:style-name="Tabelle8.A2" office:value-type="string">
            <text:p text:style-name="P9"><text:bookmark text:name="h.4d34og8"/>Clerk</text:p>
          </table:table-cell>
          <table:table-cell table:style-name="Tabelle8.A2" office:value-type="string">
            <text:p text:style-name="P9">Check correctness of the balance</text:p>
          </table:table-cell>
          <table:table-cell table:style-name="Tabelle8.A2" office:value-type="string">
            <text:p text:style-name="P9"><text:bookmark text:name="h.2s8eyo1"/>It's reasonable how the balance is composed</text:p>
          </table:table-cell>
          <table:table-cell table:style-name="Tabelle8.A1" office:value-type="string">
            <text:p text:style-name="P9">Critical / High / Medium/ Low</text:p>
          </table:table-cell>
        </table:table-row>
      </table:table>
      <text:p text:style-name="P5"/>
      <text:p text:style-name="P14"><text:span text:style-name="T18">Scenario 1:</text:span><text:span text:style-name="T1"> CHECK THE BALANCE<text:line-break/></text:span><text:span text:style-name="T5">In the 'Clerk' tab the focus is on the invoice part,<text:line-break/>The clerk </text:span><text:span text:style-name="T11">chooses a</text:span><text:span text:style-name="T5"> timespan via the from and to datefields<text:line-break/>And confirms it<text:line-break/>Then all the sold articles appear in the invoice part<text:line-break/>And all the prescription articles are shown in the prescription part<text:line-break/>On the bottom, the </text:span><text:span text:style-name="T19">actual receipts </text:span><text:span text:style-name="T5">of all </text:span><text:span text:style-name="T12">sales</text:span><text:span text:style-name="T5"> </text:span><text:span text:style-name="T19">are </text:span><text:span text:style-name="T5">shown<text:line-break/>Separately, the total costs of prescript</text:span><text:span text:style-name="T12">ion</text:span><text:span text:style-name="T19"> articles are shown</text:span><text:span text:style-name="T5"><text:line-break/></text:span><text:span text:style-name="T19">The clerk has to make sure </text:span><text:span text:style-name="T21">that </text:span><text:span text:style-name="T19">all the prescription articles have a real life prescription</text:span></text:p>
      <text:p text:style-name="P25">And assure the total balance of</text:p>
      <text:list xml:id="list8052283419473073503" text:style-name="LS1">
        <text:list-item>
          <text:p text:style-name="P29">total costs</text:p>
        </text:list-item>
        <text:list-item>
          <text:p text:style-name="P29">prescription costs</text:p>
        </text:list-item>
      </text:list>
      <text:p text:style-name="P16">are correct and matching prescriptions are existing</text:p>
      <text:p text:style-name="P16"/>
      <text:p text:style-name="P16">In case there are any mismatches, the clerk has to write a REPORT about it</text:p>
      <text:p text:style-name="P17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C"/>
        <table:table-row>
          <table:table-cell table:style-name="Tabelle9.A1" office:value-type="string">
            <text:p text:style-name="P8">#</text:p>
          </table:table-cell>
          <table:table-cell table:style-name="Tabelle9.A1" office:value-type="string">
            <text:p text:style-name="P8">Story Name</text:p>
          </table:table-cell>
          <table:table-cell table:style-name="Tabelle9.A1" office:value-type="string">
            <text:p text:style-name="P8">As a/an (Given)</text:p>
          </table:table-cell>
          <table:table-cell table:style-name="Tabelle9.A1" office:value-type="string">
            <text:p text:style-name="P8">I want to... (When)</text:p>
          </table:table-cell>
          <table:table-cell table:style-name="Tabelle9.A1" office:value-type="string">
            <text:p text:style-name="P8">So that… (Then)</text:p>
          </table:table-cell>
          <table:table-cell table:style-name="Tabelle9.A1" office:value-type="string">
            <text:p text:style-name="P8">Priority</text:p>
          </table:table-cell>
        </table:table-row>
        <table:table-row>
          <table:table-cell table:style-name="Tabelle9.A2" office:value-type="string">
            <text:p text:style-name="P10">0009</text:p>
          </table:table-cell>
          <table:table-cell table:style-name="Tabelle9.A2" office:value-type="string">
            <text:p text:style-name="P10">Clerk invoices prescriptions</text:p>
          </table:table-cell>
          <table:table-cell table:style-name="Tabelle9.A2" office:value-type="string">
            <text:p text:style-name="P9">Clerk</text:p>
          </table:table-cell>
          <table:table-cell table:style-name="Tabelle9.A2" office:value-type="string">
            <text:p text:style-name="P9">invoice all the prescriptions</text:p>
          </table:table-cell>
          <table:table-cell table:style-name="Tabelle9.A2" office:value-type="string">
            <text:p text:style-name="P9">The costs spent for articles 'sold' on prescription are covered</text:p>
          </table:table-cell>
          <table:table-cell table:style-name="Tabelle9.A1" office:value-type="string">
            <text:p text:style-name="P9">Critical / High / Medium/ Low</text:p>
          </table:table-cell>
        </table:table-row>
      </table:table>
      <text:p text:style-name="P5"/>
      <text:p text:style-name="P5"><text:span text:style-name="T18">Scenario 1:</text:span><text:span text:style-name="T1"> </text:span><text:span text:style-name="T2">INVOICE</text:span><text:span text:style-name="T1"> PRESCRIPTIONS<text:line-break/></text:span><text:span text:style-name="T5">In the 'Clerk' tab, the focus is on </text:span><text:span text:style-name="T12">the</text:span><text:span text:style-name="T5"> '</text:span><text:span text:style-name="T6">Invoice</text:span><text:span text:style-name="T5">' part,<text:line-break/>The clerk applies a filter, so only open prescriptions are shown<text:line-break/>And compares them with the prescriptions given from the seller<text:line-break/>On the bottom, the </text:span><text:span text:style-name="T12">sum</text:span><text:span text:style-name="T5"> </text:span><text:span text:style-name="T12">of</text:span><text:span text:style-name="T5"> </text:span><text:span text:style-name="T12">the </text:span><text:span text:style-name="T5">prescription costs </text:span><text:span text:style-name="T12">is</text:span><text:span text:style-name="T5"> shown<text:line-break/>The clerk prints it and sends it to the appropriate authority</text:span></text:p>
      <text:p text:style-name="P4"/>
      <text:p text:style-name="P5"><text:span text:style-name="T18">Scenario 2:</text:span><text:span text:style-name="T1"> </text:span><text:span text:style-name="T2">INVOICE</text:span><text:span text:style-name="T1"> PRESCRIPTIONS - DISCREPANCIES??<text:line-break/></text:span><text:span text:style-name="T5">In the 'Clerk' tab, the focus is on '</text:span><text:span text:style-name="T6">Invoice</text:span><text:span text:style-name="T5">' part,<text:line-break/>The clerk applies a filter so only open prescriptions are shown<text:line-break/>Compares them with the prescriptions given from the seller<text:line-break/>And finds at least one discrepancy.<text:line-break/>The clerk unchecks the inconsistent article<text:line-break/>Notes it to be clarif</text:span><text:span text:style-name="T12">i</text:span><text:span text:style-name="T5">ed with</text:span><text:span text:style-name="T12">in</text:span><text:span text:style-name="T5"> the seller REP</text:span><text:span text:style-name="T19">ORT</text:span><text:span text:style-name="T5"><text:line-break/>And prints the invoice with the correct prescription articles to be sent to the appropriate authority</text:span></text:p>
      <text:p text:style-name="P17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C"/>
        <table:table-row>
          <table:table-cell table:style-name="Tabelle10.A1" office:value-type="string">
            <text:p text:style-name="P8">#</text:p>
          </table:table-cell>
          <table:table-cell table:style-name="Tabelle10.A1" office:value-type="string">
            <text:p text:style-name="P8">Story Name</text:p>
          </table:table-cell>
          <table:table-cell table:style-name="Tabelle10.A1" office:value-type="string">
            <text:p text:style-name="P8">As a/an (Given)</text:p>
          </table:table-cell>
          <table:table-cell table:style-name="Tabelle10.A1" office:value-type="string">
            <text:p text:style-name="P8">I want to... (When)</text:p>
          </table:table-cell>
          <table:table-cell table:style-name="Tabelle10.A1" office:value-type="string">
            <text:p text:style-name="P8">So that… (Then)</text:p>
          </table:table-cell>
          <table:table-cell table:style-name="Tabelle10.A1" office:value-type="string">
            <text:p text:style-name="P8">Priority</text:p>
          </table:table-cell>
        </table:table-row>
        <table:table-row>
          <table:table-cell table:style-name="Tabelle10.A2" office:value-type="string">
            <text:p text:style-name="P10">0010</text:p>
          </table:table-cell>
          <table:table-cell table:style-name="Tabelle10.A2" office:value-type="string">
            <text:p text:style-name="P10">Clerk takes an inventory</text:p>
          </table:table-cell>
          <table:table-cell table:style-name="Tabelle10.A2" office:value-type="string">
            <text:p text:style-name="P9">Clerk</text:p>
          </table:table-cell>
          <table:table-cell table:style-name="Tabelle10.A2" office:value-type="string">
            <text:p text:style-name="P9">Take an inventory</text:p>
          </table:table-cell>
          <table:table-cell table:style-name="Tabelle10.A2" office:value-type="string">
            <text:p text:style-name="P9">The inventory matches the articles in the stock</text:p>
          </table:table-cell>
          <table:table-cell table:style-name="Tabelle10.A1" office:value-type="string">
            <text:p text:style-name="P9">Critical / High / Medium/ Low</text:p>
          </table:table-cell>
        </table:table-row>
      </table:table>
      <text:p text:style-name="P5"/>
      <text:p text:style-name="P7"><text:span text:style-name="T1">Scenario 1: INVENTORY<text:line-break/></text:span><text:span text:style-name="T5">The inventory is based on a print-out of the current articles on stock (without quantities)<text:line-break/>Each article</text:span><text:span text:style-name="T12">'</text:span><text:span text:style-name="T5">s quantities on stock are </text:span><text:span text:style-name="T12">determined</text:span><text:span text:style-name="T5"> <text:line-break/>And recorded in the appropriate article</text:span><text:span text:style-name="T12">'</text:span><text:span text:style-name="T5">s column on the print-out<text:line-break/>After completion<text:line-break/>The clerk compares the </text:span><text:span text:style-name="T12">determined</text:span><text:span text:style-name="T5"> inventory numbers with the actual numbers in the system<text:line-break/>And recognises </text:span><text:span text:style-name="T13">consistency</text:span><text:span text:style-name="T5"><text:line-break/>Or recognises </text:span><text:span text:style-name="T13">inconsistency</text:span><text:span text:style-name="T5"> -&gt; See INVENTORY </text:span><text:span text:style-name="T13">INCONSISTENCY</text:span></text:p>
      <text:p text:style-name="P15"><text:span text:style-name="T1">Scenario 2: INVENTORY </text:span><text:span text:style-name="T3">INCONSISTENCY</text:span><text:span text:style-name="T1"><text:line-break/></text:span><text:span text:style-name="T5">The clerk found mismatching quantities of articles actually on stock an</text:span><text:span text:style-name="T13">d</text:span><text:span text:style-name="T5"> in the system</text:span></text:p>
      <text:p text:style-name="P16">The clerk draws up a REPORT </text:p>
      <text:p text:style-name="P14"><text:span text:style-name="T19">where s</text:span><text:span text:style-name="T5">he/</text:span><text:span text:style-name="T19">h</text:span><text:span text:style-name="T5">e determines the amount and </text:span><text:span text:style-name="T13">type</text:span><text:span text:style-name="T5"> of medication missing<text:line-break/>And </text:span><text:span text:style-name="T13">whether the failure is</text:span><text:span text:style-name="T5"> on </text:span><text:span text:style-name="T13">the </text:span><text:span text:style-name="T5">system or </text:span><text:span text:style-name="T13">on the</text:span><text:span text:style-name="T5"> stock side</text:span></text:p>
      <text:p text:style-name="P2"><text:line-break/></text:p>
      <text:p text:style-name="P20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column table:style-name="Tabelle11.E"/>
        <table:table-column table:style-name="Tabelle11.C"/>
        <table:table-row>
          <table:table-cell table:style-name="Tabelle11.A1" office:value-type="string">
            <text:p text:style-name="P8">#</text:p>
          </table:table-cell>
          <table:table-cell table:style-name="Tabelle11.A1" office:value-type="string">
            <text:p text:style-name="P8">Story Name</text:p>
          </table:table-cell>
          <table:table-cell table:style-name="Tabelle11.A1" office:value-type="string">
            <text:p text:style-name="P8">As a/an (Given)</text:p>
          </table:table-cell>
          <table:table-cell table:style-name="Tabelle11.A1" office:value-type="string">
            <text:p text:style-name="P8">I want to... (When)</text:p>
          </table:table-cell>
          <table:table-cell table:style-name="Tabelle11.A1" office:value-type="string">
            <text:p text:style-name="P8">So that… (Then)</text:p>
          </table:table-cell>
          <table:table-cell table:style-name="Tabelle11.A1" office:value-type="string">
            <text:p text:style-name="P8">Priority</text:p>
          </table:table-cell>
        </table:table-row>
        <table:table-row>
          <table:table-cell table:style-name="Tabelle11.A2" office:value-type="string">
            <text:p text:style-name="P10">0011</text:p>
          </table:table-cell>
          <table:table-cell table:style-name="Tabelle11.A2" office:value-type="string">
            <text:p text:style-name="P10">Manage user account</text:p>
          </table:table-cell>
          <table:table-cell table:style-name="Tabelle11.A2" office:value-type="string">
            <text:p text:style-name="P9"><text:bookmark text:name="h.17dp8vu"/>System Admin</text:p>
          </table:table-cell>
          <table:table-cell table:style-name="Tabelle11.A2" office:value-type="string">
            <text:p text:style-name="P9">Manage user accounts of the system</text:p>
          </table:table-cell>
          <table:table-cell table:style-name="Tabelle11.A2" office:value-type="string">
            <text:p text:style-name="P9"><text:bookmark text:name="h.3rdcrjn"/>Every user has all the necessary rights, needed for his/her function in the pharmacy</text:p>
          </table:table-cell>
          <table:table-cell table:style-name="Tabelle11.A1" office:value-type="string">
            <text:p text:style-name="P9">Critical / High / Medium/ Low</text:p>
          </table:table-cell>
        </table:table-row>
      </table:table>
      <text:p text:style-name="P5"/>
      <text:p text:style-name="P5"><text:span text:style-name="T1">Scenario 1: ADD A NEW USER<text:line-break/></text:span><text:span text:style-name="T5">In the 'Admin' tab in the users part,<text:line-break/>The admin clicks on add user<text:line-break/>A dialog</text:span><text:span text:style-name="T14">ue</text:span><text:span text:style-name="T5"> appears<text:line-break/>The admin </text:span><text:span text:style-name="T14">enters</text:span><text:span text:style-name="T5"> the user</text:span><text:span text:style-name="T14">'</text:span><text:span text:style-name="T5">s name and selects one of the roles<text:line-break/>Then the admin confirms the data by pressing add user</text:span></text:p>
      <text:p text:style-name="P2"/>
      <text:p text:style-name="P5"><text:span text:style-name="T1">Scenario 2: DELETE A USER<text:line-break/></text:span><text:span text:style-name="T5">In the 'Admin' tab in the users part,<text:line-break/>The admin clicks the user to be deleted<text:line-break/>And presses the delete button in the toolbar<text:line-break/>A confirm deleting dialog</text:span><text:span text:style-name="T14">ue</text:span><text:span text:style-name="T5"> appears to ask if </text:span><text:span text:style-name="T14">she/he</text:span><text:span text:style-name="T5"> really want</text:span><text:span text:style-name="T14">s</text:span><text:span text:style-name="T5"> to delete this user<text:line-break/>By YES, delete: the user will be deleted<text:line-break/>By NO, cance</text:span><text:span text:style-name="T14">l:</text:span><text:span text:style-name="T5"> the user will stay</text:span></text:p>
      <text:p text:style-name="P30"><text:span text:style-name="T5"/></text:p>
      <text:p text:style-name="P27"><text:span text:style-name="T1">Scenario </text:span><text:span text:style-name="T4">3</text:span><text:span text:style-name="T1">: </text:span><text:span text:style-name="T4">UPDATE</text:span><text:span text:style-name="T1"> USER </text:span><text:span text:style-name="T4">DATA</text:span><text:span text:style-name="T1"><text:line-break/></text:span><text:span text:style-name="T5">In the 'Admin' tab in the users part,<text:line-break/>The admin clicks the user to be </text:span><text:span text:style-name="T16">updated.<text:line-break/>The corresponding user's data gets displayed.</text:span><text:span text:style-name="T5"><text:line-break/></text:span><text:span text:style-name="T16">The admin can change password </text:span><text:span text:style-name="T17">(text) </text:span><text:span text:style-name="T16">or roles </text:span><text:span text:style-name="T17">(checkbox) </text:span><text:span text:style-name="T16">of the user<text:line-break/>and presses the save or cancel button.</text:span><text:span text:style-name="T5"><text:line-break/>By </text:span><text:span text:style-name="T16">save</text:span><text:span text:style-name="T5">: the user </text:span><text:span text:style-name="T16">data</text:span><text:span text:style-name="T5"> will be </text:span><text:span text:style-name="T16">saved</text:span><text:span text:style-name="T5"><text:line-break/>By cance</text:span><text:span text:style-name="T14">l:</text:span><text:span text:style-name="T5"> the user will </text:span><text:span text:style-name="T16">be left unchanged</text:span></text:p>
      <text:p text:style-name="P18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C"/>
        <table:table-row>
          <table:table-cell table:style-name="Tabelle13.A1" office:value-type="string">
            <text:p text:style-name="P8">#</text:p>
          </table:table-cell>
          <table:table-cell table:style-name="Tabelle13.A1" office:value-type="string">
            <text:p text:style-name="P8">Story Name</text:p>
          </table:table-cell>
          <table:table-cell table:style-name="Tabelle13.A1" office:value-type="string">
            <text:p text:style-name="P8">As a/an (Given)</text:p>
          </table:table-cell>
          <table:table-cell table:style-name="Tabelle13.A1" office:value-type="string">
            <text:p text:style-name="P8">I want to... (When)</text:p>
          </table:table-cell>
          <table:table-cell table:style-name="Tabelle13.A1" office:value-type="string">
            <text:p text:style-name="P8">So that… (Then)</text:p>
          </table:table-cell>
          <table:table-cell table:style-name="Tabelle13.A1" office:value-type="string">
            <text:p text:style-name="P8">Priority</text:p>
          </table:table-cell>
        </table:table-row>
        <table:table-row>
          <table:table-cell table:style-name="Tabelle13.A2" office:value-type="string">
            <text:p text:style-name="P10">0013</text:p>
          </table:table-cell>
          <table:table-cell table:style-name="Tabelle13.A2" office:value-type="string">
            <text:p text:style-name="P10">Admin updates list of articles available on the market</text:p>
          </table:table-cell>
          <table:table-cell table:style-name="Tabelle13.A2" office:value-type="string">
            <text:p text:style-name="P9">System Admin</text:p>
          </table:table-cell>
          <table:table-cell table:style-name="Tabelle13.A2" office:value-type="string">
            <text:p text:style-name="P9">Update the list of articles available on the market</text:p>
          </table:table-cell>
          <table:table-cell table:style-name="Tabelle13.A2" office:value-type="string">
            <text:p text:style-name="P9">Only articles still available on the market or still on stock in the pharmacy are listed</text:p>
          </table:table-cell>
          <table:table-cell table:style-name="Tabelle13.A1" office:value-type="string">
            <text:p text:style-name="P9">Critical / High / Medium/ Low</text:p>
          </table:table-cell>
        </table:table-row>
      </table:table>
      <text:p text:style-name="P6"/>
      <text:p text:style-name="P5"><text:span text:style-name="T18">Scenario 1:</text:span><text:span text:style-name="T1"> UPDATE<text:line-break/></text:span><text:span text:style-name="T5">In the 'Admin' tab in the </text:span><text:span text:style-name="T17">(local) </text:span><text:span text:style-name="T5">article list,<text:line-break/>The admin compares the </text:span><text:span text:style-name="T17">local </text:span><text:span text:style-name="T5">articles on the list with the list of articles available on the market </text:span><text:span text:style-name="T17">(catalogue)</text:span><text:span text:style-name="T5"><text:line-break/>And removes articles that are<text:line-break/>Unavailable on the market<text:line-break/>And not on the </text:span><text:span text:style-name="T17">local </text:span><text:span text:style-name="T5">pharmac</text:span><text:span text:style-name="T17">y'</text:span><text:span text:style-name="T5">s stock<text:line-break/>And have no relevance </text:span><text:span text:style-name="T17">to</text:span><text:span text:style-name="T5"> the system (i.e. invoices) any more<text:line-break/>From the article list<text:line-break/>And after completion applies, the updated article list on the system<text:line-break/>In case they are still on stock → See UPDATE - BLACKLIST RUNNING OUT ARTICLES</text:span></text:p>
      <text:p text:style-name="P4"/>
      <text:p text:style-name="P5"><text:bookmark text:name="h.35nkun2"/><text:span text:style-name="T18">Scenario 2:</text:span><text:span text:style-name="T1"> UPADATE - BLACKLIST RUNNING OUT ARTICLES<text:line-break/></text:span><text:span text:style-name="T5">The admin performs the UPDATE Scenario<text:line-break/>When he/she finds an article on stock or used </text:span><text:span text:style-name="T17">with</text:span><text:span text:style-name="T5">in the system that is not available on the market any more<text:line-break/>The admin leaves the article on the article list<text:line-break/>But clicks on the article and marks its status as black (meaning </text:span><text:span text:style-name="T15">that</text:span><text:span text:style-name="T5"> it's running out and only on the list as it's still needed in the system </text:span><text:span text:style-name="T15">be</text:span><text:span text:style-name="T5">cause of invoice issues or as there are still some quantities on stock)<text:line-break/>Then the admin proceeds with the update process</text:span></text:p>
      <text:p text:style-name="P4"/>
      <text:p text:style-name="P4"><text:tab/></text:p>
      <text:p text:style-name="P19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column table:style-name="Tabelle14.C"/>
        <table:table-row>
          <table:table-cell table:style-name="Tabelle14.A1" office:value-type="string">
            <text:p text:style-name="P8">#</text:p>
          </table:table-cell>
          <table:table-cell table:style-name="Tabelle14.A1" office:value-type="string">
            <text:p text:style-name="P8">Story Name</text:p>
          </table:table-cell>
          <table:table-cell table:style-name="Tabelle14.A1" office:value-type="string">
            <text:p text:style-name="P8">As a/an (Given)</text:p>
          </table:table-cell>
          <table:table-cell table:style-name="Tabelle14.A1" office:value-type="string">
            <text:p text:style-name="P8">I want to... (When)</text:p>
          </table:table-cell>
          <table:table-cell table:style-name="Tabelle14.A1" office:value-type="string">
            <text:p text:style-name="P8">So that… (Then)</text:p>
          </table:table-cell>
          <table:table-cell table:style-name="Tabelle14.A1" office:value-type="string">
            <text:p text:style-name="P8">Priority</text:p>
          </table:table-cell>
        </table:table-row>
        <table:table-row>
          <table:table-cell table:style-name="Tabelle14.A2" office:value-type="string">
            <text:p text:style-name="P10">0014</text:p>
          </table:table-cell>
          <table:table-cell table:style-name="Tabelle14.A2" office:value-type="string">
            <text:p text:style-name="P10">Produce a report</text:p>
          </table:table-cell>
          <table:table-cell table:style-name="Tabelle14.A2" office:value-type="string">
            <text:p text:style-name="P9">Seller</text:p>
            <text:p text:style-name="P9">Stockist</text:p>
            <text:p text:style-name="P9">Clerk</text:p>
            <text:p text:style-name="P9">System Admin</text:p>
          </table:table-cell>
          <table:table-cell table:style-name="Tabelle14.A2" office:value-type="string">
            <text:p text:style-name="P9">Create a report about a problem</text:p>
          </table:table-cell>
          <table:table-cell table:style-name="Tabelle14.A2" office:value-type="string">
            <text:p text:style-name="P9">It can be examined and maybe prevented in future</text:p>
          </table:table-cell>
          <table:table-cell table:style-name="Tabelle14.A1" office:value-type="string">
            <text:p text:style-name="P9">Critical / High / Medium/ Low</text:p>
          </table:table-cell>
        </table:table-row>
      </table:table>
      <text:p text:style-name="P6"/>
      <text:p text:style-name="P14"><text:span text:style-name="T18">Scenario 1: PRODUCE A REPORT<text:line-break/></text:span><text:span text:style-name="T19">In the menubar under help,</text:span></text:p>
      <text:p text:style-name="P16">The user selects report</text:p>
      <text:p text:style-name="P14"><text:span text:style-name="T19">In the opening dialog</text:span><text:span text:style-name="T22">ue,</text:span><text:span text:style-name="T19"> a user must fill out the empty fields </text:span></text:p>
      <text:p text:style-name="P16">(title, issuer, priority, cause, what it’s concerning (invoice, order, ..), textual description of the problem)</text:p>
      <text:p text:style-name="P16">The report will be completed by pressing FinishReport</text:p>
      <text:p text:style-name="P16">And reverted by 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2.499cm" fo:margin-bottom="2.499cm" fo:margin-left="2cm" fo:margin-right="2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title/>
    <meta:initial-creator/>
    <meta:editing-cycles>14</meta:editing-cycles>
    <dc:date>2014-01-20T10:37:34.914000000</dc:date>
    <meta:editing-duration>PT3H20M17S</meta:editing-duration>
    <meta:document-statistic meta:table-count="13" meta:image-count="0" meta:object-count="0" meta:page-count="14" meta:paragraph-count="200" meta:word-count="2171" meta:character-count="12774" meta:non-whitespace-character-count="10788"/>
  </office:meta>
</office:document-meta>
</file>